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240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240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240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240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240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240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240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240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240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240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240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240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240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240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240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240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240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 Santiago  Bárcenas Barrios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3/8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532353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Eduardo  Bárcenas Acuñ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5391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2.44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3" meta:non-whitespace-character-count="1002"/>
    <meta:template xlink:type="simple" xlink:actuate="onRequest" xlink:title="Normal" xlink:href=""/>
  </office:meta>
</office:document-meta>
</file>